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3d0" officeooo:paragraph-rsid="0014a3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  <text:p text:style-name="P1">Lorem</text:p>
      <text:p text:style-name="P1">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061*" fo:start-indent="0cm" fo:end-indent="0cm"/>
          <style:column style:rel-width="306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7-05-01T20:59:44.309754836</meta:creation-date>
    <dc:date>2017-05-01T21:07:03.613584416</dc:date>
    <dc:creator>Piotr P. Płucienniczak</dc:creator>
    <meta:editing-duration>PT2M9S</meta:editing-duration>
    <meta:editing-cycles>1</meta:editing-cycles>
    <meta:document-statistic meta:table-count="0" meta:image-count="0" meta:object-count="0" meta:page-count="1" meta:paragraph-count="68" meta:word-count="68" meta:character-count="340" meta:non-whitespace-character-count="340"/>
    <meta:generator>LibreOffice/5.3.2.2$Linux_X86_64 LibreOffice_project/30m0$Build-2</meta:generator>
  </office:meta>
</office:document-meta>
</file>